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92c3e2" draw:textarea-horizontal-align="justify" draw:textarea-vertical-align="middle" draw:auto-grow-height="false" fo:min-height="1.751cm" fo:min-width="0.6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784cb1" draw:textarea-horizontal-align="justify" draw:textarea-vertical-align="middle" draw:auto-grow-height="false" fo:min-height="2.163cm" fo:min-width="1.786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78a8e4" draw:marker-start-width="0.252cm" draw:marker-end-width="0.252cm" draw:fill-color="#e6f1f1" draw:textarea-horizontal-align="justify" draw:textarea-vertical-align="middle" draw:auto-grow-height="false" fo:min-height="2.937cm" fo:min-width="2.577cm" fo:padding-top="0.142cm" fo:padding-bottom="0.142cm" fo:padding-left="0.267cm" fo:padding-right="0.267cm"/>
    </style:style>
    <style:style style:name="gr4" style:family="graphic" style:parent-style-name="standard">
      <style:graphic-properties svg:stroke-color="#92c3e2" draw:fill-color="#92c3e2" draw:textarea-horizontal-align="justify" draw:textarea-vertical-align="middle" draw:auto-grow-height="false" fo:min-height="0.276cm" fo:min-width="2.459cm"/>
    </style:style>
    <style:style style:name="gr5" style:family="graphic" style:parent-style-name="standard">
      <style:graphic-properties svg:stroke-color="#a5cfe2" draw:fill-color="#92c3e2" draw:textarea-horizontal-align="justify" draw:textarea-vertical-align="middle" draw:auto-grow-height="false" fo:min-height="0.587cm" fo:min-width="2.459cm"/>
    </style:style>
    <style:style style:name="gr6" style:family="graphic" style:parent-style-name="standard">
      <style:graphic-properties svg:stroke-color="#000000" draw:fill-color="#d0e6e9" draw:textarea-horizontal-align="justify" draw:textarea-vertical-align="middle" draw:auto-grow-height="false" fo:min-height="2.163cm" fo:min-width="1.786cm"/>
    </style:style>
    <style:style style:name="gr7" style:family="graphic" style:parent-style-name="standard">
      <style:graphic-properties svg:stroke-color="#000000" draw:fill-color="#d0e6e9" draw:textarea-horizontal-align="justify" draw:textarea-vertical-align="middle" draw:auto-grow-height="false" fo:min-height="2.163cm" fo:min-width="1.786cm"/>
    </style:style>
    <style:style style:name="gr8" style:family="graphic" style:parent-style-name="objectwithoutfill">
      <style:graphic-properties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Dashed_20__28_var_29_" svg:stroke-width="0.081cm" svg:stroke-color="#000000" draw:marker-start-width="0.321cm" draw:marker-end="Arrow" draw:marker-end-width="0.254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stroke="dash" draw:stroke-dash="Dashed_20__28_var_29_" svg:stroke-width="0.081cm" draw:marker-start-width="0.321cm" draw:marker-end="Arrow" draw:marker-end-width="0.273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92c3e2" draw:fill-color="#92c3e2" draw:textarea-horizontal-align="justify" draw:textarea-vertical-align="middle" draw:auto-grow-height="false" fo:min-height="0.277cm" fo:min-width="2.459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92c3e2" draw:textarea-horizontal-align="justify" draw:textarea-vertical-align="middle" draw:auto-grow-height="false" fo:min-height="2.524cm" fo:min-width="1.72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78a8e4" draw:marker-start-width="0.252cm" draw:marker-end-width="0.252cm" draw:fill-color="#e6f1f1" draw:textarea-horizontal-align="justify" draw:textarea-vertical-align="middle" draw:auto-grow-height="false" fo:min-height="0.403cm" fo:min-width="1.053cm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svg:stroke-width="0.035cm" draw:marker-start-width="0.252cm" draw:marker-end="Arrow" draw:marker-end-width="0.204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solid" draw:stroke-dash="Dashed_20__28_var_29_" svg:stroke-width="0.081cm" svg:stroke-color="#000000" draw:marker-start-width="0.321cm" draw:marker-end="Arrow" draw:marker-end-width="0.254cm" svg:stroke-opacity="100%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fo:min-height="0.649cm"/>
    </style:style>
    <style:style style:name="gr18" style:family="graphic" style:parent-style-name="standard">
      <style:graphic-properties draw:stroke="none" draw:fill="none" fo:min-height="0.65cm"/>
    </style:style>
    <style:style style:name="gr1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draw:stroke="dash" draw:stroke-dash="Fine_20_Dashed" svg:stroke-width="0.035cm" svg:stroke-color="#601c5e" draw:marker-start-width="0.252cm" draw:marker-end="Arrow" draw:marker-end-width="0.203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margin-top="0.152cm" fo:margin-bottom="0cm" fo:text-align="center"/>
    </style:style>
    <style:style style:name="P2" style:family="paragraph">
      <loext:graphic-properties draw:fill-color="#92c3e2"/>
      <style:paragraph-properties fo:margin-top="0.152cm" fo:margin-bottom="0cm" fo:text-align="center"/>
      <style:text-properties style:font-name="Helvetica-Normal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784cb1"/>
      <style:paragraph-properties fo:text-align="center"/>
      <style:text-properties fo:color="#ffffff" style:font-name="Helvetica-Normal"/>
    </style:style>
    <style:style style:name="P5" style:family="paragraph">
      <loext:graphic-properties draw:fill-color="#e6f1f1"/>
      <style:paragraph-properties fo:text-align="center"/>
    </style:style>
    <style:style style:name="P6" style:family="paragraph">
      <style:paragraph-properties fo:margin-top="0cm" fo:margin-bottom="0cm" fo:text-align="center"/>
      <style:text-properties fo:font-weight="bold" style:font-weight-asian="bold" style:font-weight-complex="bold"/>
    </style:style>
    <style:style style:name="P7" style:family="paragraph">
      <loext:graphic-properties draw:fill-color="#92c3e2"/>
      <style:paragraph-properties fo:margin-top="0cm" fo:margin-bottom="0cm" fo:text-align="center"/>
      <style:text-properties style:font-name="Helvetica-Norm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-color="#d0e6e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d0e6e9"/>
      <style:paragraph-properties fo:text-align="center"/>
      <style:text-properties style:font-name="Helvetica-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92c3e2"/>
      <style:paragraph-properties fo:text-align="center"/>
    </style:style>
    <style:style style:name="P14" style:family="paragraph">
      <loext:graphic-properties draw:fill-color="#e6f1f1"/>
      <style:paragraph-properties fo:text-align="center"/>
      <style:text-properties fo:color="#601c5e" style:font-name="Helvetica-Normal"/>
    </style:style>
    <style:style style:name="P15" style:family="paragraph">
      <loext:graphic-properties draw:fill="none"/>
    </style:style>
    <style:style style:name="T1" style:family="text">
      <style:text-properties style:font-name="Helvetica-Normal"/>
    </style:style>
    <style:style style:name="T2" style:family="text">
      <style:text-properties fo:color="#601c5e" style:font-name="Helvetica-Normal"/>
    </style:style>
    <style:style style:name="T3" style:family="text">
      <style:text-properties fo:color="#ffffff" style:font-name="Helvetica-Normal"/>
    </style:style>
    <style:style style:name="T4" style:family="text">
      <style:text-properties style:font-name="Helvetica-Normal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551649" style:font-name="Helvetica-Norm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82cm" svg:height="2.159cm" svg:x="9.678cm" svg:y="5.191cm">
          <text:p text:style-name="P1"><text:span text:style-name="T1">2</text:span></text:p>
          <text:p text:style-name="P1"><text:span text:style-name="T2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.286cm" svg:height="2.413cm" svg:x="9.176cm" svg:y="1.305cm">
          <text:p text:style-name="P3"><text:span text:style-name="T3">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429cm" svg:height="3.539cm" svg:x="1cm" svg:y="4.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2.959cm" svg:height="0.526cm" svg:x="1.235cm" svg:y="5.058cm">
          <text:p text:style-name="P6"><text:span text:style-name="T4">Batch Normaliz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2.959cm" svg:height="0.837cm" svg:x="1.235cm" svg:y="5.983cm">
          <text:p text:style-name="P8"><text:span text:style-name="T4">Convolution</text:span></text:p>
          <text:p text:style-name="P8"><text:span text:style-name="T4">Filters: </text:span><text:span text:style-name="T5">4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9" draw:layer="layout" svg:width="2.286cm" svg:height="2.413cm" svg:x="9.026cm" svg:y="8.6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286cm" svg:height="2.413cm" svg:x="9.126cm" svg:y="8.77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9" draw:layer="layout" svg:width="2.286cm" svg:height="2.413cm" svg:x="9.226cm" svg:y="8.8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86cm" svg:height="2.413cm" svg:x="9.326cm" svg:y="8.979cm">
            <text:p text:style-name="P10"><text:span text:style-name="T1">Output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12" draw:layer="layout" draw:type="line" svg:x1="2.714cm" svg:y1="5.584cm" svg:x2="2.714cm" svg:y2="5.983cm" draw:start-shape="id1" draw:start-glue-point="2" draw:end-shape="id2" draw:end-glue-point="0" svg:d="M2714 5584v399" svg:viewBox="0 0 1 400">
          <text:p/>
        </draw:connector>
        <draw:connector draw:style-name="gr9" draw:text-style-name="P12" draw:layer="layout" draw:type="line" svg:x1="2.707cm" svg:y1="3.899cm" svg:x2="2.707cm" svg:y2="5.042cm" svg:d="M2707 3899v1143" svg:viewBox="0 0 1 1144">
          <text:p/>
        </draw:connector>
        <draw:connector draw:style-name="gr10" draw:text-style-name="P12" draw:layer="layout" draw:type="line" svg:x1="2.707cm" svg:y1="7.785cm" svg:x2="2.707cm" svg:y2="8.928cm" svg:d="M2707 7785v1143" svg:viewBox="0 0 1 1144">
          <text:p/>
        </draw:connector>
        <draw:custom-shape draw:style-name="gr11" draw:text-style-name="P7" draw:layer="layout" svg:width="2.959cm" svg:height="0.527cm" svg:x="1.235cm" svg:y="7.226cm">
          <text:p text:style-name="P8"><text:span text:style-name="T4">ReLU</text:span></text:p>
          <draw:enhanced-geometry svg:viewBox="0 0 21600 21600" draw:type="rectangle" draw:enhanced-path="M 0 0 L 21600 0 21600 21600 0 21600 0 0 Z N"/>
        </draw:custom-shape>
        <draw:connector draw:style-name="gr8" draw:text-style-name="P12" draw:layer="layout" draw:type="line" svg:x1="2.714cm" svg:y1="6.82cm" svg:x2="2.714cm" svg:y2="7.219cm" svg:d="M2714 6820v399" svg:viewBox="0 0 1 400">
          <text:p/>
        </draw:connector>
        <draw:custom-shape draw:style-name="gr12" draw:text-style-name="P13" draw:layer="layout" svg:width="2.467cm" svg:height="3.048cm" svg:x="5.626cm" svg:y="4.783cm">
          <text:p/>
          <draw:enhanced-geometry svg:viewBox="0 0 21600 21600" draw:path-stretchpoint-x="10800" draw:path-stretchpoint-y="10800" draw:text-areas="?f3 ?f4 ?f5 ?f6" draw:type="round-rectangle" draw:modifiers="3850.891410048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661cm" svg:height="0.761cm" svg:x="6.029cm" svg:y="5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661cm" svg:height="0.761cm" svg:x="6.029cm" svg:y="6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2" draw:layer="layout" draw:type="line" svg:x1="6.859cm" svg:y1="5.979cm" svg:x2="6.859cm" svg:y2="6.618cm" svg:d="M6859 5979v639" svg:viewBox="0 0 1 640">
          <text:p/>
        </draw:connector>
        <draw:connector draw:style-name="gr9" draw:text-style-name="P12" draw:layer="layout" draw:type="line" svg:x1="6.859cm" svg:y1="4.079cm" svg:x2="6.859cm" svg:y2="5.222cm" svg:d="M6859 4079v1143" svg:viewBox="0 0 1 1144">
          <text:p/>
        </draw:connector>
        <draw:connector draw:style-name="gr9" draw:text-style-name="P12" draw:layer="layout" draw:type="line" svg:x1="6.859cm" svg:y1="7.379cm" svg:x2="6.859cm" svg:y2="8.522cm" svg:d="M6859 7379v1143" svg:viewBox="0 0 1 1144">
          <text:p/>
        </draw:connector>
        <draw:connector draw:style-name="gr15" draw:text-style-name="P12" draw:layer="layout" draw:type="line" svg:x1="10.319cm" svg:y1="3.759cm" svg:x2="10.319cm" svg:y2="5.181cm" svg:d="M10319 3759v1422" svg:viewBox="0 0 1 1423">
          <text:p/>
        </draw:connector>
        <draw:connector draw:style-name="gr15" draw:text-style-name="P12" draw:layer="layout" draw:type="line" svg:x1="10.319cm" svg:y1="7.339cm" svg:x2="10.319cm" svg:y2="8.66cm" svg:d="M10319 7339v1321" svg:viewBox="0 0 1 1322">
          <text:p/>
        </draw:connector>
        <draw:line draw:style-name="gr16" draw:text-style-name="P12" draw:layer="layout" svg:x1="4.429cm" svg:y1="7.731cm" svg:x2="6.08cm" svg:y2="5.953cm">
          <text:p/>
        </draw:line>
        <draw:line draw:style-name="gr16" draw:text-style-name="P12" draw:layer="layout" svg:x1="4.175cm" svg:y1="4.683cm" svg:x2="6.029cm" svg:y2="5.318cm">
          <text:p/>
        </draw:line>
        <draw:frame draw:style-name="gr17" draw:text-style-name="P15" draw:layer="layout" svg:width="0.858cm" svg:height="0.899cm" svg:x="6.43cm" svg:y="6.613cm">
          <draw:text-box>
            <text:p><text:span text:style-name="T2">4</text:span></text:p>
          </draw:text-box>
        </draw:frame>
        <draw:frame draw:style-name="gr18" draw:text-style-name="P15" draw:layer="layout" svg:width="0.858cm" svg:height="0.9cm" svg:x="6.43cm" svg:y="5.216cm">
          <draw:text-box>
            <text:p><text:span text:style-name="T2">4</text:span></text:p>
          </draw:text-box>
        </draw:frame>
        <draw:line draw:style-name="gr19" draw:text-style-name="P12" xml:id="id3" draw:id="id3" draw:layer="layout" svg:x1="7.25cm" svg:y1="5.14cm" svg:x2="7.885cm" svg:y2="5.14cm">
          <text:p/>
        </draw:line>
        <draw:line draw:style-name="gr19" draw:text-style-name="P12" xml:id="id4" draw:id="id4" draw:layer="layout" svg:x1="7.251cm" svg:y1="7.464cm" svg:x2="7.886cm" svg:y2="7.464cm">
          <text:p/>
        </draw:line>
        <draw:connector draw:style-name="gr20" draw:text-style-name="P10" draw:layer="layout" svg:x1="7.885cm" svg:y1="5.14cm" svg:x2="7.886cm" svg:y2="7.464cm" draw:start-shape="id3" draw:start-glue-point="1" draw:end-shape="id4" draw:end-glue-point="1" svg:d="M7885 5140v1162h1v1162" svg:viewBox="0 0 2 2325">
          <text:p/>
        </draw:connector>
        <draw:line draw:style-name="gr19" draw:text-style-name="P12" draw:layer="layout" svg:x1="7.883cm" svg:y1="5.826cm" svg:x2="9.915cm" svg:y2="5.826cm">
          <text:p/>
        </draw:line>
        <draw:line draw:style-name="gr21" draw:text-style-name="P12" draw:layer="layout" svg:x1="10.144cm" svg:y1="6.69cm" svg:x2="7.096cm" svg:y2="7.096cm">
          <text:p/>
        </draw:line>
        <draw:line draw:style-name="gr21" draw:text-style-name="P12" draw:layer="layout" svg:x1="10.153cm" svg:y1="6.712cm" svg:x2="7.096cm" svg:y2="5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09:19:07.418025936</meta:creation-date>
    <dc:date>2019-05-22T10:29:54.514032342</dc:date>
    <meta:editing-duration>PT41M55S</meta:editing-duration>
    <meta:editing-cycles>8</meta:editing-cycles>
    <meta:generator>LibreOffice/6.0.7.3$Linux_X86_64 LibreOffice_project/00m0$Build-3</meta:generator>
    <meta:document-statistic meta:object-count="33"/>
  </office:meta>
</office:document-meta>
</file>